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1" style:name="P1" style:parent-style-name="Standard">
      <style:text-properties officeooo:paragraph-rsid="000aba1d"/>
    </style:style>
    <style:style style:family="text" style:name="T1">
      <style:text-properties officeooo:rsid="000aba1d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paragraph" style:list-style-name="L1" style:name="ab7f570" style:parent-style-name="Standard">
      <style:text-properties officeooo:paragraph-rsid="000aba1d" officeooo:rsid="000ab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 xml:id="list30305168">
        <text:list-item>
          <text:p text:style-name="P1"><text:span text:style-name="T1">Listing1</text:span></text:p>
        </text:list-item>
        <text:list-item>
          <text:p text:style-name="P1"><text:span text:style-name="T1">listing2</text:span></text:p>
        </text:list-item>
        <text:list-item>
          <text:p text:style-name="P1"><text:span text:style-name="T1">listing3</text:span></text:p>
        </text:list-item>
        <text:list-item>
          <text:p text:style-name="ab7f570">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5-22T10:17:26.02</meta:creation-date>
    <dc:date>2019-07-23T14:11:11</dc:date>
    <meta:editing-duration>PT0.043S</meta:editing-duration>
    <meta:editing-cycles>3</meta:editing-cycles>
    <meta:document-statistic meta:character-count="27" meta:image-count="0" meta:non-whitespace-character-count="27" meta:object-count="0" meta:page-count="1" meta:paragraph-count="3" meta:table-count="0" meta:word-count="6"/>
    <meta:generator>StarOffice/8$Win32 OpenOffice.org_project/680m18$Build-9161</meta:generator>
  </office:meta>
</office:document-meta>
</file>